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ome text <text:s/>here</text:span> </text:p>
      <text:p text:style-name="P1">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87cm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style:font-name-asian="DejaVu Sans" style:language-asian="en" style:country-asian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</meta:initial-creator>
    <dc:creator>sv ssv</dc:creator>
    <meta:editing-cycles>15</meta:editing-cycles>
    <meta:creation-date>2010-11-22T13:40:00</meta:creation-date>
    <dc:date>2011-01-21T15:51:52.37</dc:date>
    <meta:editing-duration>PT00H00M06S</meta:editing-duration>
    <meta:generator>OpenOffice.org/3.2$Win32 OpenOffice.org_project/320m18$Build-9502</meta:generator>
    <meta:document-statistic meta:table-count="0" meta:image-count="0" meta:object-count="0" meta:page-count="1" meta:paragraph-count="2" meta:word-count="4" meta:character-count="18"/>
    <meta:template xlink:type="simple" xlink:actuate="onRequest" xlink:title="Normal.dotm" xlink:href=""/>
  </office:meta>
</office:document-meta>
</file>